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Knockout" svg:font-family="Knockou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small-caps" style:font-name="Knockout" fo:font-size="96pt" fo:text-shadow="1pt 1pt" fo:font-weight="normal" officeooo:rsid="0005dae2" officeooo:paragraph-rsid="0005dae2" style:font-size-asian="96pt" style:font-size-complex="96pt"/>
    </style:style>
    <style:style style:name="P2" style:family="paragraph" style:parent-style-name="Standard">
      <style:paragraph-properties fo:text-align="center" style:justify-single-word="false"/>
      <style:text-properties fo:font-variant="small-caps" style:font-name="Knockout" fo:font-size="50pt" fo:text-shadow="1pt 1pt" fo:font-weight="normal" officeooo:rsid="0005dae2" officeooo:paragraph-rsid="0005dae2" style:font-size-asian="43.75pt" style:font-size-complex="50pt"/>
    </style:style>
    <style:style style:name="P3" style:family="paragraph" style:parent-style-name="Standard">
      <style:paragraph-properties fo:text-align="center" style:justify-single-word="false"/>
      <style:text-properties fo:font-variant="small-caps" style:font-name="Knockout" fo:font-size="96pt" fo:text-shadow="1pt 1pt" fo:font-weight="normal" officeooo:rsid="00092861" officeooo:paragraph-rsid="00092861" style:font-size-asian="96pt" style:font-size-complex="9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"/>
      <text:p text:style-name="P3">Prueb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Knockout" svg:font-family="Knockou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9:18:07.882368525</meta:creation-date>
    <meta:print-date>2016-03-07T20:28:48.133234570</meta:print-date>
    <dc:date>2016-03-09T20:32:47.860230139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